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2a581"/>
    </style:style>
    <style:style style:name="P2" style:family="paragraph" style:parent-style-name="Standard">
      <style:paragraph-properties style:border-line-width-bottom="0.0118in 0.0118in 0.0118in" fo:padding-left="0in" fo:padding-right="0in" fo:padding-top="0in" fo:padding-bottom="0.0291in" fo:border-left="none" fo:border-right="none" fo:border-top="none" fo:border-bottom="2.55pt double #000000" style:join-border="false"/>
    </style:style>
    <style:style style:name="P3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4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ffffff" fo:padding="0in" fo:border="none"/>
    </style:style>
    <style:style style:name="P5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ffffff" fo:padding-left="0in" fo:padding-right="0in" fo:padding-top="0in" fo:padding-bottom="0.0291in" fo:border-left="none" fo:border-right="none" fo:border-top="none" fo:border-bottom="0.06pt solid #000000" style:join-border="false"/>
      <style:text-properties fo:font-variant="normal" fo:text-transform="none" fo:color="#000000" style:font-name="monospace" fo:font-size="10.5pt" fo:letter-spacing="normal" fo:font-style="normal" fo:font-weight="normal"/>
    </style:style>
    <style:style style:name="P6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</style:style>
    <style:style style:name="P7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8" style:family="paragraph" style:parent-style-name="Standard">
      <style:text-properties officeooo:rsid="0012a581" officeooo:paragraph-rsid="001645f3"/>
    </style:style>
    <style:style style:name="P9" style:family="paragraph" style:parent-style-name="Standard">
      <style:text-properties fo:font-variant="normal" fo:text-transform="none" fo:color="#212121" style:font-name="monospace" fo:font-size="10.5pt" fo:letter-spacing="normal" fo:font-style="normal" fo:font-weight="normal" officeooo:rsid="0012a581" officeooo:paragraph-rsid="001645f3"/>
    </style:style>
    <style:style style:name="P10" style:family="paragraph" style:parent-style-name="Standard">
      <style:text-properties fo:font-variant="normal" fo:text-transform="none" fo:color="#212121" style:font-name="monospace" fo:font-size="10.5pt" fo:letter-spacing="normal" fo:font-style="normal" fo:font-weight="normal" officeooo:rsid="001645f3" officeooo:paragraph-rsid="001645f3"/>
    </style:style>
    <style:style style:name="P11" style:family="paragraph" style:parent-style-name="Standard">
      <style:text-properties fo:font-variant="normal" fo:text-transform="none" fo:color="#212121" style:font-name="monospace" fo:font-size="10.5pt" fo:letter-spacing="normal" fo:font-style="normal" fo:font-weight="normal" officeooo:paragraph-rsid="001645f3"/>
    </style:style>
    <style:style style:name="P12" style:family="paragraph" style:parent-style-name="Standard">
      <style:text-properties fo:font-variant="normal" fo:text-transform="none" fo:color="#212121" style:font-name="monospace" fo:font-size="10.5pt" fo:letter-spacing="normal" fo:font-style="normal" fo:font-weight="normal" officeooo:paragraph-rsid="0017b46c"/>
    </style:style>
    <style:style style:name="P13" style:family="paragraph" style:parent-style-name="Standard">
      <style:text-properties fo:font-variant="normal" fo:text-transform="none" fo:color="#212121" style:font-name="monospace" fo:font-size="10.5pt" fo:letter-spacing="normal" fo:font-style="normal" fo:font-weight="normal" officeooo:paragraph-rsid="0017e1c6"/>
    </style:style>
    <style:style style:name="P14" style:family="paragraph" style:parent-style-name="Standard">
      <style:text-properties fo:font-variant="normal" fo:text-transform="none" fo:color="#212121" style:font-name="monospace" fo:font-size="10.5pt" fo:letter-spacing="normal" fo:font-style="normal" fo:font-weight="normal" officeooo:rsid="0018ef4b" officeooo:paragraph-rsid="0018ef4b"/>
    </style:style>
    <style:style style:name="P1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2a581" officeooo:paragraph-rsid="0012a581"/>
    </style:style>
    <style:style style:name="T1" style:family="text">
      <style:text-properties officeooo:rsid="0012a581"/>
    </style:style>
    <style:style style:name="T2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3" style:family="text">
      <style:text-properties fo:font-variant="normal" fo:text-transform="none" fo:color="#212121" style:font-name="monospace" fo:font-size="10.5pt" fo:letter-spacing="normal" fo:font-style="normal" fo:font-weight="normal"/>
    </style:style>
    <style:style style:name="T4" style:family="text">
      <style:text-properties officeooo:rsid="001645f3"/>
    </style:style>
    <style:style style:name="T5" style:family="text">
      <style:text-properties officeooo:rsid="0017b46c"/>
    </style:style>
    <style:style style:name="T6" style:family="text">
      <style:text-properties officeooo:rsid="0017e1c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tal retrieval time: 371.045 s</text:p>
      <text:p text:style-name="Standard"/>
      <text:p text:style-name="Standard">#####################</text:p>
      <text:p text:style-name="Standard">MRR @10: 0.3104752234828942</text:p>
      <text:p text:style-name="P2">QueriesRanked: 6648</text:p>
      <text:p text:style-name="Standard"/>
      <text:p text:style-name="P3">MRR@1000: 0.3203503792184286</text:p>
      <text:p text:style-name="P3"/>
      <text:p text:style-name="P3">Average nDCG@10 for 6648 queries: 0.36504981770986045</text:p>
      <text:p text:style-name="P6"/>
      <text:p text:style-name="P7">0.3104752234828942</text:p>
      <text:p text:style-name="P3">0.23901925391095066</text:p>
      <text:p text:style-name="P5"/>
      <text:p text:style-name="P4"/>
      <text:p text:style-name="Standard"/>
      <text:p text:style-name="Standard">Total 57,638 documents indexed in 00:00:14</text:p>
      <text:p text:style-name="Standard">Total retrieval time: 349.041 s</text:p>
      <text:p text:style-name="Standard"/>
      <text:p text:style-name="Standard">MRR @10: 0.3092924474242155</text:p>
      <text:p text:style-name="Standard">QueriesRanked: 6648</text:p>
      <text:p text:style-name="Standard"/>
      <text:p text:style-name="P3">Average nDCG@10 for 6648 queries: 0.3638862156147449</text:p>
      <text:p text:style-name="P6"/>
      <text:p text:style-name="P7"><text:span text:style-name="T1">MRR <text:tab/></text:span>0.3092924474242155</text:p>
      <text:p text:style-name="P1"><text:span text:style-name="T1">Precision: </text:span><text:span text:style-name="T2">0.2378158844765343</text:span></text:p>
      <text:p text:style-name="P15"/>
      <text:p text:style-name="P8"><text:span text:style-name="T3"><text:s/></text:span></text:p>
      <text:p text:style-name="P9"><text:span text:style-name="T4">Average answer len: </text:span>135.79784722222223</text:p>
      <text:p text:style-name="P11"><text:span text:style-name="T4">Average question len: </text:span>10.971119133574007</text:p>
      <text:p text:style-name="P10"/>
      <text:p text:style-name="P11"><text:span text:style-name="T4">total ans: </text:span>57600</text:p>
      <text:p text:style-name="P11"/>
      <text:p text:style-name="P12">Answer vocab size: 84909 </text:p>
      <text:p text:style-name="P12"/>
      <text:p text:style-name="P12"><text:span text:style-name="T5">Total vocab size: </text:span>85034 </text:p>
      <text:p text:style-name="P12"/>
      <text:p text:style-name="P12">Question vocab size: 125</text:p>
      <text:p text:style-name="P12"/>
      <text:p text:style-name="P13"><text:span text:style-name="T6">Processed total vocab size: </text:span>28240</text:p>
      <text:p text:style-name="P13"/>
      <text:p text:style-name="P14">Top-30 most common words:</text:p>
      <text:p text:style-name="P14"/>
      <text:p text:style-name="P14">[('the', 371203), ('to', 233559), ('a', 201620), ('you', 166702), ('and', 163066), ('of', 157574), ('is', 129894), ('in', 120019), ('that', 111416), ('for', 89366), ('it', 83822), ('i', 74100), ('your', 68153), ('are', 67255), ('if', 60689), ('be', 59266), ('on', 58382), ('have', 55754), ('as', 50088), ('this', 49868), ('not', 49227), ('or', 46080), ('with', 45894), ('they', 44485), ('but', 41690), ('can', 38863), ('will', 36865), ('at', 35548), ('an', 31392), ('money', 31003)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5:57:25.813713760</meta:creation-date>
    <dc:date>2020-01-28T09:32:31.389856994</dc:date>
    <meta:editing-duration>PT3H19M13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1" meta:paragraph-count="25" meta:word-count="139" meta:character-count="1147" meta:non-whitespace-character-count="1028"/>
  </office:meta>
</office:document-meta>
</file>